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Procesos que determinan patrones de riqueza a diferentes escala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Macroec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9-12T11:55:38.907199563</dc:date>
    <meta:editing-duration>PT6H14M35S</meta:editing-duration>
    <meta:editing-cycles>47</meta:editing-cycles>
    <meta:generator>LibreOffice/7.3.7.2$Linux_X86_64 LibreOffice_project/30$Build-2</meta:generator>
    <dc:creator>Gerardo Martín</dc:creator>
    <meta:document-statistic meta:object-count="29"/>
  </office:meta>
</office:document-meta>
</file>